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41.3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64"/>
    <style:style style:name="ce17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1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76"/>
        </table:table-header-columns>
        <table:table-column table:style-name="co4" table:default-cell-style-name="ce131"/>
        <table:table-column table:style-name="co5" table:default-cell-style-name="ce131"/>
        <table:table-column table:style-name="co6" table:default-cell-style-name="ce131"/>
        <table:table-column table:style-name="co7" table:default-cell-style-name="ce131"/>
        <table:table-column table:style-name="co8" table:default-cell-style-name="ce159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31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3" office:value-type="string" calcext:value-type="string" table:number-columns-spanned="4" table:number-rows-spanned="1">
              <text:p>Farnell / Element14</text:p>
            </table:table-cell>
            <table:covered-table-cell table:style-name="ce143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8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8"/>
            <table:table-cell table:style-name="ce143" office:value-type="string" calcext:value-type="string" table:number-columns-spanned="4" table:number-rows-spanned="1">
              <text:p>RS Components</text:p>
            </table:table-cell>
            <table:covered-table-cell table:style-name="ce143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8"/>
            <table:table-cell table:style-name="ce108"/>
            <table:table-cell table:style-name="ce114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6, C38, C39, C40, C41, C42, C43, C44, C49, C53, C55, C59, C60, C61, C62, C63, C64, C65, C67, C68, C69, C70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2" calcext:value-type="float">
            <text:p>4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2" calcext:value-type="float">
            <text:p>42</text:p>
          </table:table-cell>
          <table:table-cell table:style-name="ce138" table:formula="of:=[.Z4]*[.AA4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19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7" table:formula="of:=IF([.B6]&lt;&gt;&quot;&quot;;MIN([.H6];[.K6];[.N6];[.R6];[.U6]);&quot;&quot;)" office:value-type="currency" office:currency="EUR" office:value="0.129" calcext:value-type="currency">
            <text:p>0,129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, C57, C5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6" calcext:value-type="float">
            <text:p>6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6" calcext:value-type="float">
            <text:p>6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6, C50, C54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8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7, C66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7" table:formula="of:=IF([.B10]&lt;&gt;&quot;&quot;;MIN([.H10];[.K10];[.N10];[.R10];[.U10]);&quot;&quot;)" office:value-type="currency" office:currency="EUR" office:value="0.188" calcext:value-type="currency">
            <text:p>0,188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u7</text:p>
          </table:table-cell>
          <table:table-cell table:style-name="ce69" office:value-type="string" calcext:value-type="string">
            <text:p>1206</text:p>
          </table:table-cell>
          <table:table-cell table:style-name="ce34" office:value-type="string" calcext:value-type="string">
            <text:p>C45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85" calcext:value-type="float">
            <text:p>0,285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47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2]&lt;&gt;&quot;&quot;;&quot;&quot;;[.B12])" office:value-type="float" office:value="2" calcext:value-type="float">
            <text:p>2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1" table:formula="of:=[.B12]" office:value-type="float" office:value="2" calcext:value-type="float">
            <text:p>2</text:p>
          </table:table-cell>
          <table:table-cell table:style-name="ce138" table:formula="of:=[.Z12]*[.AA12]" office:value-type="float" office:value="0.1872" calcext:value-type="float">
            <text:p>0,187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1, C52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3]*[.AA13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8p</text:p>
          </table:table-cell>
          <table:table-cell table:style-name="ce62" office:value-type="string" calcext:value-type="string">
            <text:p>0603, C0G</text:p>
          </table:table-cell>
          <table:table-cell table:style-name="ce32" office:value-type="string" calcext:value-type="string">
            <text:p>C8, C9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1518" calcext:value-type="currency">
            <text:p>0,015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MBJ5.0A-TR</text:p>
          </table:table-cell>
          <table:table-cell table:style-name="ce69" office:value-type="string" calcext:value-type="string">
            <text:p>DO-214AA</text:p>
          </table:table-cell>
          <table:table-cell table:style-name="ce34" office:value-type="string" calcext:value-type="string">
            <text:p>D1</text:p>
          </table:table-cell>
          <table:table-cell table:style-name="ce13" office:value-type="string" calcext:value-type="string">
            <text:p>2353654</text:p>
          </table:table-cell>
          <table:table-cell table:style-name="ce13" office:value-type="string" calcext:value-type="string">
            <text:p>SMBJ5.0ATR</text:p>
          </table:table-cell>
          <table:table-cell table:style-name="ce44" office:value-type="float" office:value="0.232" calcext:value-type="float">
            <text:p>0,232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97-3144-1-ND</text:p>
          </table:table-cell>
          <table:table-cell table:style-name="ce73" office:value-type="float" office:value="0.263" calcext:value-type="float">
            <text:p>0,2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11-SMBJ5.0A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7210</text:p>
          </table:table-cell>
          <table:table-cell table:style-name="ce13" office:value-type="string" calcext:value-type="string">
            <text:p>SMBJ5.0A-TR</text:p>
          </table:table-cell>
          <table:table-cell table:style-name="ce73" office:value-type="float" office:value="0.268" calcext:value-type="float">
            <text:p>0,26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BJ5.0A-TR</text:p>
          </table:table-cell>
          <table:table-cell table:style-name="ce44" office:value-type="float" office:value="0.114" calcext:value-type="float">
            <text:p>0,114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NSR0240 or RB751V40T1G</text:p>
          </table:table-cell>
          <table:table-cell table:style-name="ce62" office:value-type="string" calcext:value-type="string">
            <text:p>SOD-323, low capacitance switching diode</text:p>
          </table:table-cell>
          <table:table-cell table:style-name="ce32" office:value-type="string" calcext:value-type="string">
            <text:p>D2</text:p>
          </table:table-cell>
          <table:table-cell table:style-name="ce14" office:value-type="string" calcext:value-type="string">
            <text:p>1459171</text:p>
          </table:table-cell>
          <table:table-cell table:style-name="ce22" office:value-type="string" calcext:value-type="string">
            <text:p>RB751V40T1G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RB751V40T1GOSCT-ND 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63-NSR0240HT1G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3-1024</text:p>
          </table:table-cell>
          <table:table-cell table:style-name="ce91" office:value-type="string" calcext:value-type="string">
            <text:p>NSR0240HT1G</text:p>
          </table:table-cell>
          <table:table-cell table:style-name="ce74" office:value-type="float" office:value="0.053" calcext:value-type="float">
            <text:p>0,05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B751V40T1G</text:p>
          </table:table-cell>
          <table:table-cell table:style-name="ce45" office:value-type="float" office:value="0.0362" calcext:value-type="float">
            <text:p>0,03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005-60</text:p>
          </table:table-cell>
          <table:table-cell table:style-name="ce69" office:value-type="string" calcext:value-type="string">
            <text:p>1210 fuse; 50mA</text:p>
          </table:table-cell>
          <table:table-cell table:style-name="ce34" office:value-type="string" calcext:value-type="string">
            <text:p>F1, F2</text:p>
          </table:table-cell>
          <table:table-cell table:style-name="ce13" office:value-type="string" calcext:value-type="string">
            <text:p>1822205</text:p>
          </table:table-cell>
          <table:table-cell table:style-name="ce13" office:value-type="string" calcext:value-type="string">
            <text:p>1210L005WR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07-1782-1-ND</text:p>
          </table:table-cell>
          <table:table-cell table:style-name="ce73" office:value-type="float" office:value="0.11" calcext:value-type="float">
            <text:p>0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0-0ZCH0005FF2E</text:p>
          </table:table-cell>
          <table:table-cell table:style-name="ce73" office:value-type="float" office:value="0.094" calcext:value-type="float">
            <text:p>0,09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47-8342</text:p>
          </table:table-cell>
          <table:table-cell table:style-name="ce13" office:value-type="string" calcext:value-type="string">
            <text:p>MF-USMF005-2</text:p>
          </table:table-cell>
          <table:table-cell table:style-name="ce73" office:value-type="float" office:value="0.278" calcext:value-type="float">
            <text:p>0,278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SM005-60</text:p>
          </table:table-cell>
          <table:table-cell table:style-name="ce44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2" calcext:value-type="float">
            <text:p>2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85" calcext:value-type="currency">
            <text:p>0,085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CBA-600</text:p>
          </table:table-cell>
          <table:table-cell table:style-name="ce62" office:value-type="string" calcext:value-type="string">
            <text:p>0603 ferrite bead; 60R; 100MHz</text:p>
          </table:table-cell>
          <table:table-cell table:style-name="ce32" office:value-type="string" calcext:value-type="string">
            <text:p>FB1, FB2</text:p>
          </table:table-cell>
          <table:table-cell table:style-name="ce14" office:value-type="string" calcext:value-type="string">
            <text:p>1515746</text:p>
          </table:table-cell>
          <table:table-cell table:style-name="ce22" office:value-type="string" calcext:value-type="string">
            <text:p>BLM18PG600SN1D</text:p>
          </table:table-cell>
          <table:table-cell table:style-name="ce45" office:value-type="float" office:value="0.0492" calcext:value-type="float">
            <text:p>0,04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1036-1-ND</text:p>
          </table:table-cell>
          <table:table-cell table:style-name="ce74" office:value-type="float" office:value="0.065" calcext:value-type="float">
            <text:p>0,065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0-MMZ1608R600ATD25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4-1429</text:p>
          </table:table-cell>
          <table:table-cell table:style-name="ce91" office:value-type="string" calcext:value-type="string">
            <text:p>BLM18PG600SN1D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CBA-600</text:p>
          </table:table-cell>
          <table:table-cell table:style-name="ce45" office:value-type="float" office:value="0.0258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258" calcext:value-type="currency">
            <text:p>0,026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TPD4E001DRLR</text:p>
          </table:table-cell>
          <table:table-cell table:style-name="ce69" office:value-type="string" calcext:value-type="string">
            <text:p>SOT-6 </text:p>
          </table:table-cell>
          <table:table-cell table:style-name="ce34" office:value-type="string" calcext:value-type="string">
            <text:p>IC1, IC6, IC7, IC12, IC14, IC16</text:p>
          </table:table-cell>
          <table:table-cell table:style-name="ce13" office:value-type="string" calcext:value-type="string">
            <text:p>1611469</text:p>
          </table:table-cell>
          <table:table-cell table:style-name="ce13" office:value-type="string" calcext:value-type="string">
            <text:p>TPD4E001DRLR</text:p>
          </table:table-cell>
          <table:table-cell table:style-name="ce44" office:value-type="float" office:value="0.453" calcext:value-type="float">
            <text:p>0,45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96-21887-1-ND</text:p>
          </table:table-cell>
          <table:table-cell table:style-name="ce73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D4E001DRLR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9-9066</text:p>
          </table:table-cell>
          <table:table-cell table:style-name="ce13" office:value-type="string" calcext:value-type="string">
            <text:p>TPD4E001DRLR</text:p>
          </table:table-cell>
          <table:table-cell table:style-name="ce73" office:value-type="float" office:value="0.552" calcext:value-type="float">
            <text:p>0,552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6" calcext:value-type="float">
            <text:p>6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S2051BDBVR</text:p>
          </table:table-cell>
          <table:table-cell table:style-name="ce62" office:value-type="string" calcext:value-type="string">
            <text:p>SOT-23-5</text:p>
          </table:table-cell>
          <table:table-cell table:style-name="ce32" office:value-type="string" calcext:value-type="string">
            <text:p>IC10</text:p>
          </table:table-cell>
          <table:table-cell table:style-name="ce14" office:value-type="string" calcext:value-type="string">
            <text:p>2296067</text:p>
          </table:table-cell>
          <table:table-cell table:style-name="ce22" office:value-type="string" calcext:value-type="string">
            <text:p>TPS2051BDBVR</text:p>
          </table:table-cell>
          <table:table-cell table:style-name="ce45" office:value-type="float" office:value="1.08" calcext:value-type="float">
            <text:p>1,0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5-1-ND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S2051BDBVR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2-2384</text:p>
          </table:table-cell>
          <table:table-cell table:style-name="ce91" office:value-type="string" calcext:value-type="string">
            <text:p>TPS2051BDBVT</text:p>
          </table:table-cell>
          <table:table-cell table:style-name="ce74" office:value-type="float" office:value="1.284" calcext:value-type="float">
            <text:p>1,2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08" calcext:value-type="currency">
            <text:p>1,08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1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.661" calcext:value-type="currency">
            <text:p>0,661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0.683" calcext:value-type="currency">
            <text:p>0,68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R1021-I/SS</text:p>
          </table:table-cell>
          <table:table-cell table:style-name="ce69" office:value-type="string" calcext:value-type="string">
            <text:p>SSOP-20</text:p>
          </table:table-cell>
          <table:table-cell table:style-name="ce34" office:value-type="string" calcext:value-type="string">
            <text:p>IC15</text:p>
          </table:table-cell>
          <table:table-cell table:style-name="ce13" office:value-type="string" calcext:value-type="string">
            <text:p>2218568</text:p>
          </table:table-cell>
          <table:table-cell table:style-name="ce13" office:value-type="string" calcext:value-type="string">
            <text:p>AR1021-I/SS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R1021-I/SS-ND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9-AR1021-I/SS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8-0776</text:p>
          </table:table-cell>
          <table:table-cell table:style-name="ce13" office:value-type="string" calcext:value-type="string">
            <text:p>AR1021-I/SS</text:p>
          </table:table-cell>
          <table:table-cell table:style-name="ce73" office:value-type="float" office:value="1.66" calcext:value-type="float">
            <text:p>1,6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AR1021-I/SS</text:p>
          </table:table-cell>
          <table:table-cell table:style-name="ce44" office:value-type="float" office:value="1.83" calcext:value-type="float">
            <text:p>1,83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47" calcext:value-type="currency">
            <text:p>1,47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7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3" calcext:value-type="currency">
            <text:p>3,00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3022" calcext:value-type="currency">
            <text:p>0,302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86" calcext:value-type="currency">
            <text:p>0,8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12.25" calcext:value-type="currency">
            <text:p>12,25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7" table:formula="of:=IF([.B28]&lt;&gt;&quot;&quot;;MIN([.H28];[.K28];[.N28];[.R28];[.U28]);&quot;&quot;)" office:value-type="currency" office:currency="EUR" office:value="0.408" calcext:value-type="currency">
            <text:p>0,408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8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7" table:formula="of:=IF([.B29]&lt;&gt;&quot;&quot;;MIN([.H29];[.K29];[.N29];[.R29];[.U29]);&quot;&quot;)" office:value-type="currency" office:currency="EUR" office:value="1.41" calcext:value-type="currency">
            <text:p>1,41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R24G64FVT-3AGE2</text:p>
          </table:table-cell>
          <table:table-cell table:style-name="ce62" office:value-type="string" calcext:value-type="string">
            <text:p>TSSOP-B-8</text:p>
          </table:table-cell>
          <table:table-cell table:style-name="ce32" office:value-type="string" calcext:value-type="string">
            <text:p>IC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BR24G64FVT-3AG2CT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BR24G64FVT-3AGE</text:p>
          </table:table-cell>
          <table:table-cell table:style-name="ce74" office:value-type="float" office:value="0.493" calcext:value-type="float">
            <text:p>0,49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Digikey" calcext:value-type="string">
            <text:p>Digikey</text:p>
          </table:table-cell>
          <table:table-cell table:style-name="ce127" table:formula="of:=IF([.B30]&lt;&gt;&quot;&quot;;MIN([.H30];[.K30];[.N30];[.R30];[.U30]);&quot;&quot;)" office:value-type="currency" office:currency="EUR" office:value="0.29" calcext:value-type="currency">
            <text:p>0,29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503398-1892</text:p>
          </table:table-cell>
          <table:table-cell table:style-name="ce69" office:value-type="string" calcext:value-type="string">
            <text:p>SMD; Micro SD, push-push, 8-pin</text:p>
          </table:table-cell>
          <table:table-cell table:style-name="ce34" office:value-type="string" calcext:value-type="string">
            <text:p>J1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4" office:value-type="float" office:value="1.98" calcext:value-type="float">
            <text:p>1,9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MX-503398-1892</text:p>
          </table:table-cell>
          <table:table-cell table:style-name="ce44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86" calcext:value-type="currency">
            <text:p>0,86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67803-8020</text:p>
          </table:table-cell>
          <table:table-cell table:style-name="ce62" office:value-type="string" calcext:value-type="string">
            <text:p>SMD; USB mini AB, OTG, 5-pin</text:p>
          </table:table-cell>
          <table:table-cell table:style-name="ce32" office:value-type="string" calcext:value-type="string">
            <text:p>J2</text:p>
          </table:table-cell>
          <table:table-cell table:style-name="ce14" office:value-type="string" calcext:value-type="string">
            <text:p>1355761</text:p>
          </table:table-cell>
          <table:table-cell table:style-name="ce22" office:value-type="string" calcext:value-type="string">
            <text:p>67803-8020</text:p>
          </table:table-cell>
          <table:table-cell table:style-name="ce45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7148CT-ND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67803-8020 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20-6618</text:p>
          </table:table-cell>
          <table:table-cell table:style-name="ce91" office:value-type="string" calcext:value-type="string">
            <text:p>67803-8020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45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2]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59" calcext:value-type="currency">
            <text:p>0,59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LG-0403-4R7</text:p>
          </table:table-cell>
          <table:table-cell table:style-name="ce69" office:value-type="string" calcext:value-type="string">
            <text:p>0403 power inductor</text:p>
          </table:table-cell>
          <table:table-cell table:style-name="ce34" office:value-type="string" calcext:value-type="string">
            <text:p>L2</text:p>
          </table:table-cell>
          <table:table-cell table:style-name="ce13" office:value-type="string" calcext:value-type="string">
            <text:p>1827980</text:p>
          </table:table-cell>
          <table:table-cell table:style-name="ce13" office:value-type="string" calcext:value-type="string">
            <text:p>SDR0403-4R7ML</text:p>
          </table:table-cell>
          <table:table-cell table:style-name="ce44" office:value-type="float" office:value="0.406" calcext:value-type="float">
            <text:p>0,406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4R7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4R7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DLG-0403-4R7</text:p>
          </table:table-cell>
          <table:table-cell table:style-name="ce44" office:value-type="float" office:value="0.128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1289" calcext:value-type="currency">
            <text:p>0,129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CA-6-LA-40-HL-3</text:p>
          </table:table-cell>
          <table:table-cell table:style-name="ce62" office:value-type="string" calcext:value-type="string">
            <text:p>SMD; FFC/FPC 40-pin lower side entry</text:p>
          </table:table-cell>
          <table:table-cell table:style-name="ce32" office:value-type="string" calcext:value-type="string">
            <text:p>LCD1</text:p>
          </table:table-cell>
          <table:table-cell table:style-name="ce14" office:value-type="string" calcext:value-type="string">
            <text:p>2135964</text:p>
          </table:table-cell>
          <table:table-cell table:style-name="ce22" office:value-type="string" calcext:value-type="string">
            <text:p>62684-401100ALF</text:p>
          </table:table-cell>
          <table:table-cell table:style-name="ce45" office:value-type="float" office:value="0.591" calcext:value-type="float">
            <text:p>0,59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609-1195-1-ND</text:p>
          </table:table-cell>
          <table:table-cell table:style-name="ce74" office:value-type="float" office:value="0.81" calcext:value-type="float">
            <text:p>0,8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9-62684-401100ALF</text:p>
          </table:table-cell>
          <table:table-cell table:style-name="ce74" office:value-type="float" office:value="0.731" calcext:value-type="float">
            <text:p>0,73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0098</text:p>
          </table:table-cell>
          <table:table-cell table:style-name="ce91" office:value-type="string" calcext:value-type="string">
            <text:p>62684-401100ALF</text:p>
          </table:table-cell>
          <table:table-cell table:style-name="ce74" office:value-type="float" office:value="0.591" calcext:value-type="float">
            <text:p>0,59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PCA-6-LA-40-HL-3</text:p>
          </table:table-cell>
          <table:table-cell table:style-name="ce45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591" calcext:value-type="currency">
            <text:p>0,591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242" calcext:value-type="currency">
            <text:p>0,024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, R42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0" calcext:value-type="float">
            <text:p>10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0.0086" calcext:value-type="currency">
            <text:p>0,009 €</text:p>
          </table:table-cell>
          <table:table-cell table:style-name="ce121" table:formula="of:=[.B36]" office:value-type="float" office:value="10" calcext:value-type="float">
            <text:p>10</text:p>
          </table:table-cell>
          <table:table-cell table:style-name="ce138" table:formula="of:=[.Z36]*[.AA36]" office:value-type="float" office:value="0.086" calcext:value-type="float">
            <text:p>0,086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93" calcext:value-type="currency">
            <text:p>0,009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01753" calcext:value-type="currency">
            <text:p>0,018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65" calcext:value-type="currency">
            <text:p>0,007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47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9, R26, R27, R29, R31, R32, R40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74" calcext:value-type="float">
            <text:p>0,07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7" calcext:value-type="float">
            <text:p>7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0.0096" calcext:value-type="currency">
            <text:p>0,010 €</text:p>
          </table:table-cell>
          <table:table-cell table:style-name="ce121" table:formula="of:=[.B40]" office:value-type="float" office:value="7" calcext:value-type="float">
            <text:p>7</text:p>
          </table:table-cell>
          <table:table-cell table:style-name="ce138" table:formula="of:=[.Z40]*[.AA40]" office:value-type="float" office:value="0.067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22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0, R21, R33, R3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4" calcext:value-type="float">
            <text:p>4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189" calcext:value-type="currency">
            <text:p>0,019 €</text:p>
          </table:table-cell>
          <table:table-cell table:style-name="ce121" table:formula="of:=[.B41]" office:value-type="float" office:value="4" calcext:value-type="float">
            <text:p>4</text:p>
          </table:table-cell>
          <table:table-cell table:style-name="ce138" table:formula="of:=[.Z41]*[.AA41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8, R30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3096" calcext:value-type="currency">
            <text:p>0,031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6, R39, R41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3]*[.AA43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5" calcext:value-type="currency">
            <text:p>0,015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3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1" calcext:value-type="float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65" calcext:value-type="currency">
            <text:p>0,007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4, R45, R48, R53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4" calcext:value-type="float">
            <text:p>4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7" table:formula="of:=IF([.B46]&lt;&gt;&quot;&quot;;MIN([.H46];[.K46];[.N46];[.R46];[.U46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6, R47, R49, R51, R52, R54, R57, R58, R60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9" calcext:value-type="float">
            <text:p>9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22, R23, R24, R25, R35, R37, R3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1" calcext:value-type="float">
            <text:p>1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7" table:formula="of:=IF([.B48]&lt;&gt;&quot;&quot;;MIN([.H48];[.K48];[.N48];[.R48];[.U48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8]*[.AA48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, R55, R5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R59</text:p>
          </table:table-cell>
          <table:table-cell table:style-name="ce14" office:value-type="string" calcext:value-type="string">
            <text:p>2447387</text:p>
          </table:table-cell>
          <table:table-cell table:style-name="ce22" office:value-type="string" calcext:value-type="string">
            <text:p>MCWR06X4871FTL</text:p>
          </table:table-cell>
          <table:table-cell table:style-name="ce45" office:value-type="float" office:value="0.0055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603FT4K87CT-ND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PF0603F4K87C1</text:p>
          </table:table-cell>
          <table:table-cell table:style-name="ce74" office:value-type="float" office:value="0.005" calcext:value-type="float">
            <text:p>0,005</text:p>
          </table:table-cell>
          <table:table-cell table:style-name="ce81" office:value-type="float" office:value="25" calcext:value-type="float">
            <text:p>25</text:p>
          </table:table-cell>
          <table:table-cell table:style-name="ce91" office:value-type="string" calcext:value-type="string">
            <text:p>679-0481</text:p>
          </table:table-cell>
          <table:table-cell table:style-name="ce91" office:value-type="string" calcext:value-type="string">
            <text:p>CRCW06034K87FKEA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0.005" calcext:value-type="currency">
            <text:p>0,005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005" calcext:value-type="float">
            <text:p>0,005</text:p>
          </table:table-cell>
          <table:table-cell table:number-columns-repeated="996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4" calcext:value-type="float">
            <text:p>4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1" calcext:value-type="float">
            <text:p>1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58" calcext:value-type="currency">
            <text:p>1,5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6">
          <table:table-cell table:style-name="ce3" office:value-type="float" office:value="51" calcext:value-type="float">
            <text:p>51</text:p>
          </table:table-cell>
          <table:table-cell table:style-name="ce27" office:value-type="float" office:value="2" calcext:value-type="float">
            <text:p>2</text:p>
          </table:table-cell>
          <table:table-cell table:style-name="ce214" office:value-type="string" calcext:value-type="string">
            <text:p>LTST-C170YKT</text:p>
          </table:table-cell>
          <table:table-cell table:style-name="ce69" office:value-type="string" calcext:value-type="string">
            <text:p>0805 LED; Yellow</text:p>
          </table:table-cell>
          <table:table-cell table:style-name="ce34" office:value-type="string" calcext:value-type="string">
            <text:p>SPEED, TOUCH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 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229" calcext:value-type="float">
            <text:p>0,22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25</text:p>
          </table:table-cell>
          <table:table-cell table:style-name="ce214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0545" calcext:value-type="currency">
            <text:p>0,055 €</text:p>
          </table:table-cell>
          <table:table-cell table:style-name="ce121" table:formula="of:=[.B53]" office:value-type="float" office:value="2" calcext:value-type="float">
            <text:p>2</text:p>
          </table:table-cell>
          <table:table-cell table:style-name="ce138" table:formula="of:=[.Z53]*[.AA53]" office:value-type="float" office:value="0.109" calcext:value-type="float">
            <text:p>0,109</text:p>
          </table:table-cell>
          <table:table-cell table:number-columns-repeated="99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EC16-2215F-S0024</text:p>
          </table:table-cell>
          <table:table-cell table:style-name="ce62" office:value-type="string" calcext:value-type="string">
            <text:p>THT; encoder with switch</text:p>
          </table:table-cell>
          <table:table-cell table:style-name="ce32" office:value-type="string" calcext:value-type="string">
            <text:p>SW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PEC16-2215F-S0024-ND </text:p>
          </table:table-cell>
          <table:table-cell table:style-name="ce74" office:value-type="float" office:value="1.34" calcext:value-type="float">
            <text:p>1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PEC16-2215FS0024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27" table:formula="of:=IF([.B54]&lt;&gt;&quot;&quot;;MIN([.H54];[.K54];[.N54];[.R54];[.U54]);&quot;&quot;)" office:value-type="currency" office:currency="EUR" office:value="1.22" calcext:value-type="currency">
            <text:p>1,220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L1100CF160Q</text:p>
          </table:table-cell>
          <table:table-cell table:style-name="ce69" office:value-type="string" calcext:value-type="string">
            <text:p>Tactile switch, without cap</text:p>
          </table:table-cell>
          <table:table-cell table:style-name="ce34" office:value-type="string" calcext:value-type="string">
            <text:p>SW2</text:p>
          </table:table-cell>
          <table:table-cell table:style-name="ce13" office:value-type="string" calcext:value-type="string">
            <text:p>2830627</text:p>
          </table:table-cell>
          <table:table-cell table:style-name="ce13" office:value-type="string" calcext:value-type="string">
            <text:p>TL1100CF160Q</text:p>
          </table:table-cell>
          <table:table-cell table:style-name="ce44" office:value-type="float" office:value="0.474" calcext:value-type="float">
            <text:p>0,47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EG1822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12-TL1100C</text:p>
          </table:table-cell>
          <table:table-cell table:style-name="ce73" office:value-type="float" office:value="0.442" calcext:value-type="float">
            <text:p>0,44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Digikey" calcext:value-type="string">
            <text:p>Digikey</text:p>
          </table:table-cell>
          <table:table-cell table:style-name="ce127" table:formula="of:=IF([.B55]&lt;&gt;&quot;&quot;;MIN([.H55];[.K55];[.N55];[.R55];[.U55]);&quot;&quot;)" office:value-type="currency" office:currency="EUR" office:value="0.38" calcext:value-type="currency">
            <text:p>0,380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102" office:value-type="string" calcext:value-type="string">
            <text:p>LTST-C170GKT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2322081</text:p>
          </table:table-cell>
          <table:table-cell table:style-name="ce22" office:value-type="string" calcext:value-type="string">
            <text:p>150080VS75000</text:p>
          </table:table-cell>
          <table:table-cell table:style-name="ce45" office:value-type="float" office:value="0.171" calcext:value-type="float">
            <text:p>0,17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9-1-ND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GKT</text:p>
          </table:table-cell>
          <table:table-cell table:style-name="ce74" office:value-type="float" office:value="0.136" calcext:value-type="float">
            <text:p>0,13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00</text:p>
          </table:table-cell>
          <table:table-cell table:style-name="ce102" office:value-type="string" calcext:value-type="string">
            <text:p>LTST-C170GKT</text:p>
          </table:table-cell>
          <table:table-cell table:style-name="ce74" office:value-type="float" office:value="0.211" calcext:value-type="float">
            <text:p>0,21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545" calcext:value-type="currency">
            <text:p>0,055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6804" calcext:value-type="currency">
            <text:p>0,68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13521" calcext:value-type="currency">
            <text:p>0,135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373" calcext:value-type="currency">
            <text:p>0,373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20KG</text:p>
          </table:table-cell>
          <table:table-cell table:style-name="ce62" office:value-type="string" calcext:value-type="string">
            <text:p>THT; 20-pin IDC socket; male; angled 90°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2843546</text:p>
          </table:table-cell>
          <table:table-cell table:style-name="ce22" office:value-type="string" calcext:value-type="string">
            <text:p>MC-254-20-00-RA-DIP</text:p>
          </table:table-cell>
          <table:table-cell table:style-name="ce45" office:value-type="float" office:value="0.396" calcext:value-type="float">
            <text:p>0,3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D10536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2021721</text:p>
          </table:table-cell>
          <table:table-cell table:style-name="ce74" office:value-type="float" office:value="0.95" calcext:value-type="float">
            <text:p>0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76</text:p>
          </table:table-cell>
          <table:table-cell table:style-name="ce91" office:value-type="string" calcext:value-type="string">
            <text:p>61202021721</text:p>
          </table:table-cell>
          <table:table-cell table:style-name="ce74" office:value-type="float" office:value="0.946" calcext:value-type="float">
            <text:p>0,94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20K</text:p>
          </table:table-cell>
          <table:table-cell table:style-name="ce45" office:value-type="float" office:value="0.2854" calcext:value-type="float">
            <text:p>0,285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2854" calcext:value-type="currency">
            <text:p>0,285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0.2854" calcext:value-type="float">
            <text:p>0,285</text:p>
          </table:table-cell>
          <table:table-cell table:number-columns-repeated="996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1.89" calcext:value-type="currency">
            <text:p>1,89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467715</text:p>
          </table:table-cell>
          <table:table-cell table:style-name="ce22" office:value-type="string" calcext:value-type="string">
            <text:p>ABLS-10.000MHZ-B4-T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535-10215-1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10.0M-T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3-1795</text:p>
          </table:table-cell>
          <table:table-cell table:style-name="ce91" office:value-type="string" calcext:value-type="string">
            <text:p>ABLS-10.000MHz-B2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HC49USM-FF3F10.00</text:p>
          </table:table-cell>
          <table:table-cell table:style-name="ce45" office:value-type="float" office:value="0.3713" calcext:value-type="float">
            <text:p>0,371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62]&lt;&gt;&quot;&quot;;&quot;&quot;;[.B62])" office:value-type="float" office:value="1" calcext:value-type="float">
            <text:p>1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272" calcext:value-type="currency">
            <text:p>0,272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72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967" calcext:value-type="currency">
            <text:p>0,097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2" calcext:value-type="currency">
            <text:p>0,020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4])" office:value-type="float" office:value="10" calcext:value-type="float">
            <text:p>10</text:p>
          </table:table-cell>
          <table:table-cell table:style-name="ce115" table:formula="of:=SUM([.X3:.X64])" office:value-type="float" office:value="165" calcext:value-type="float">
            <text:p>16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4])" office:value-type="currency" office:currency="EUR" office:value="36.93104" calcext:value-type="currency">
            <text:p>36,9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8]&lt;&gt;&quot;&quot;;&quot;&quot;;[.B68])" office:value-type="float" office:value="1" calcext:value-type="float">
            <text:p>1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266" calcext:value-type="currency">
            <text:p>0,027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Mouser" calcext:value-type="string">
            <text:p>Mouser</text:p>
          </table:table-cell>
          <table:table-cell table:style-name="ce127" table:formula="of:=IF([.B72]&lt;&gt;&quot;&quot;;MIN([.H72];[.K72];[.N72];[.R72];[.U72]);&quot;&quot;)" office:value-type="currency" office:currency="EUR" office:value="0.145" calcext:value-type="currency">
            <text:p>0,145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2.09" calcext:value-type="currency">
            <text:p>2,090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7148" calcext:value-type="currency">
            <text:p>0,715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20.36" calcext:value-type="currency">
            <text:p>20,360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1.2712" calcext:value-type="currency">
            <text:p>1,271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Digikey" calcext:value-type="string">
            <text:p>Digikey</text:p>
          </table:table-cell>
          <table:table-cell table:style-name="ce127" table:formula="of:=IF([.B77]&lt;&gt;&quot;&quot;;MIN([.H77];[.K77];[.N77];[.R77];[.U77]);&quot;&quot;)" office:value-type="currency" office:currency="EUR" office:value="0.23" calcext:value-type="currency">
            <text:p>0,23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2:.AB77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5" table:number-columns-spanned="19" table:number-rows-spanned="1"/>
          <table:covered-table-cell table:style-name="ce145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5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1]*[.AA81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1:.AB81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5]+[.AB78]+[.AB82]" office:value-type="currency" office:currency="EUR" office:value="74.54204" calcext:value-type="currency">
            <text:p>74,54 €</text:p>
          </table:table-cell>
          <table:table-cell table:number-columns-repeated="996"/>
        </table:table-row>
        <table:table-row table:style-name="ro3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41"/>
          <table:covered-table-cell table:number-columns-repeated="3" table:style-name="ce119"/>
          <table:covered-table-cell table:style-name="ce168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18"/>
          <table:table-cell table:style-name="ce34"/>
          <table:table-cell table:style-name="ce124" table:number-columns-repeated="2"/>
          <table:table-cell table:style-name="Default"/>
          <table:table-cell table:style-name="ce169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11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24"/>
          <table:covered-table-cell table:style-name="Default"/>
          <table:covered-table-cell table:style-name="ce169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119"/>
          <table:table-cell table:style-name="ce141"/>
          <table:table-cell table:style-name="ce119" table:number-columns-repeated="3"/>
          <table:table-cell table:style-name="ce168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ce124"/>
          <table:table-cell table:style-name="ce141"/>
          <table:table-cell table:style-name="ce119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24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76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05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6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3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4:'EEZ PSU consolidated BOM'.AMJ6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 style:data-style-name="N2" text:time-value="12:25:16.005001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09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14T12:35:16.795049192</dc:date>
    <meta:editing-cycles>2552</meta:editing-cycles>
    <meta:editing-duration>P14DT19H3M44S</meta:editing-duration>
    <meta:generator>LibreOffice/5.4.3.2$Linux_X86_64 LibreOffice_project/92a7159f7e4af62137622921e809f8546db437e5</meta:generator>
    <meta:document-statistic meta:table-count="1" meta:cell-count="17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